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ConversionException.MessageConversionExce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nversionException.MessageConversionException( Message &lt; ? &gt; failedMessage , @ Nullable String descripti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nversionException.MessageConversionException( Message &lt; ? &gt; failedMessag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nversionException.MessageConversionException( @ Nullable String description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